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1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2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2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bold" fo:font-family="'Liberation Serif'" style:font-family-asian="'Liberation Serif'" style:font-family-complex="'Liberation Serif'" fo:background-color="#c0c0c0" style:use-window-font-color="true"/>
    </style:style>
    <style:style style:name="T3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bold" fo:font-family="'Liberation Serif'" style:font-family-asian="'Liberation Serif'" style:font-family-complex="'Liberation Serif'" fo:background-color="#c0c0c0" style:use-window-font-color="true"/>
    </style:style>
    <style:style style:name="T4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bold" fo:font-family="'Liberation Serif'" style:font-family-asian="'Liberation Serif'" style:font-family-complex="'Liberation Serif'" fo:background-color="#c0c0c0" style:use-window-font-color="true"/>
    </style:style>
    <style:style style:name="T5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6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#00ff00" style:use-window-font-color="true"/>
    </style:style>
    <style:style style:name="T72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bold" fo:font-family="'Liberation Serif'" style:font-family-asian="'Liberation Serif'" style:font-family-complex="'Liberation Serif'" fo:background-color="#c0c0c0" style:use-window-font-color="true"/>
    </style:style>
    <style:style style:name="T8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bold" fo:font-family="'Liberation Serif'" style:font-family-asian="'Liberation Serif'" style:font-family-complex="'Liberation Serif'" fo:background-color="#c0c0c0" style:use-window-font-color="true"/>
    </style:style>
    <style:style style:name="T8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#c0c0c0" style:use-window-font-color="true"/>
    </style:style>
    <style:style style:name="T90" style:family="text">
      <style:text-properties fo:font-size="12.00pt" fo:font-weight="bold" fo:font-family="'Liberation Serif'" style:font-family-asian="'Liberation Serif'" style:font-family-complex="'Liberation Serif'" fo:background-color="#c0c0c0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bold" fo:font-family="'Liberation Serif'" style:font-family-asian="'Liberation Serif'" style:font-family-complex="'Liberation Serif'" fo:background-color="#c0c0c0" style:use-window-font-color="true"/>
    </style:style>
    <style:style style:name="T9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#c0c0c0" style:use-window-font-color="true"/>
    </style:style>
    <style:style style:name="T99" style:family="text">
      <style:text-properties fo:font-size="12.00pt" fo:font-weight="bold" fo:font-family="'Liberation Serif'" style:font-family-asian="'Liberation Serif'" style:font-family-complex="'Liberation Serif'" fo:background-color="#c0c0c0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bold" fo:font-family="'Liberation Serif'" style:font-family-asian="'Liberation Serif'" style:font-family-complex="'Liberation Serif'" fo:background-color="#c0c0c0" style:use-window-font-color="true"/>
    </style:style>
    <style:style style:name="T10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Data Structure Programe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Arrays:</text:span></text:p>
      <text:p text:style-name="P1"><text:span text:style-name="T5"/></text:p>
      <text:p text:style-name="P1"><text:span text:style-name="T6">1.Implement a program to find the sum of elements in an array.</text:span></text:p>
      <text:p text:style-name="P1"><text:span text:style-name="T6">2.Write a program to find the maximum element in an array.</text:span></text:p>
      <text:p text:style-name="P1"><text:span text:style-name="T6">3.Implement an array reversal algorithm.</text:span></text:p>
      <text:p text:style-name="P1"><text:span text:style-name="T6">4.Write a program to find the intersection of two arrays.</text:span></text:p>
      <text:p text:style-name="P1"><text:span text:style-name="T6">5.Implement a program to rotate an array by k positions.</text:span></text:p>
      <text:p text:style-name="P1"><text:span text:style-name="T6">6.Write a program to remove duplicates from a sorted array.</text:span></text:p>
      <text:p text:style-name="P1"><text:span text:style-name="T6">7.Implement a program to merge two sorted arrays.</text:span></text:p>
      <text:p text:style-name="P1"><text:span text:style-name="T7"/></text:p>
      <text:p text:style-name="P1"><text:span text:style-name="T8">Linked Lists:</text:span></text:p>
      <text:p text:style-name="P1"><text:span text:style-name="T9"/></text:p>
      <text:p text:style-name="P1"><text:span text:style-name="T10">1.Create a linked list and perform basic operations (insertion, deletion, traversal).</text:span></text:p>
      <text:p text:style-name="P1"><text:span text:style-name="T10">2.Write a program to find the middle element of a linked list.</text:span></text:p>
      <text:p text:style-name="P1"><text:span text:style-name="T10">3.Implement a linked list reversal algorithm.</text:span></text:p>
      <text:p text:style-name="P1"><text:span text:style-name="T10">4.Write a program to detect a cycle in a linked list.</text:span></text:p>
      <text:p text:style-name="P1"><text:span text:style-name="T10">5.Implement a program to find the intersection point of two linked lists.</text:span></text:p>
      <text:p text:style-name="P1"><text:span text:style-name="T10">6.Write a program to remove duplicates from an unsorted linked list.</text:span></text:p>
      <text:p text:style-name="P1"><text:span text:style-name="T10">7.Implement a program to add two numbers represented by linked lists.</text:span></text:p>
      <text:p text:style-name="P1"><text:span text:style-name="T11"/></text:p>
      <text:p text:style-name="P1"><text:span text:style-name="T12">Stacks:</text:span><text:span text:style-name="T13"/></text:p>
      <text:p text:style-name="P1"><text:span text:style-name="T14"/></text:p>
      <text:p text:style-name="P1"><text:span text:style-name="T15">1.Implement a stack using an array.</text:span></text:p>
      <text:p text:style-name="P1"><text:span text:style-name="T15">2.Write a program to check for balanced parentheses using a stack.</text:span></text:p>
      <text:p text:style-name="P1"><text:span text:style-name="T15">3.Implement a program to convert infix expressions to postfix.</text:span></text:p>
      <text:p text:style-name="P1"><text:span text:style-name="T15">4.Write a program to evaluate a postfix expression.</text:span></text:p>
      <text:p text:style-name="P1"><text:span text:style-name="T15">5.Implement a stack-based algorithm to reverse a string.</text:span></text:p>
      <text:p text:style-name="P1"><text:span text:style-name="T16">6.Write a program to implement the Tower of Hanoi using stacks.</text:span><text:span text:style-name="T17"/></text:p>
      <text:p text:style-name="P1"><text:span text:style-name="T18"/></text:p>
      <text:p text:style-name="P1"><text:span text:style-name="T19">Queues:</text:span><text:span text:style-name="T20"/></text:p>
      <text:p text:style-name="P1"><text:span text:style-name="T21"/></text:p>
      <text:p text:style-name="P1"><text:span text:style-name="T22">1.Implement a queue using an array.</text:span></text:p>
      <text:p text:style-name="P1"><text:span text:style-name="T22">2.Write a program to reverse the first k elements of a queue.</text:span></text:p>
      <text:p text:style-name="P1"><text:span text:style-name="T22">3.Implement a circular queue.</text:span></text:p>
      <text:p text:style-name="P1"><text:span text:style-name="T22">4.Write a program to generate binary numbers from 1 to n using a queue.</text:span></text:p>
      <text:p text:style-name="P1"><text:span text:style-name="T22">5.Implement a program to design a data structure that supports push, pop, top, and retrieving the minimum element in constant time.</text:span></text:p>
      <text:p text:style-name="P1"><text:span text:style-name="T22">7.Write a program to implement a double-ended queue (Deque).</text:span></text:p>
      <text:p text:style-name="P1"><text:span text:style-name="T23"/></text:p>
      <text:p text:style-name="P1"><text:span text:style-name="T24">Trees:</text:span><text:span text:style-name="T25"/></text:p>
      <text:p text:style-name="P1"><text:span text:style-name="T26"/></text:p>
      <text:p text:style-name="P1"><text:span text:style-name="T27">1.Implement a program to create and traverse a binary tree.</text:span></text:p>
      <text:p text:style-name="P1"><text:span text:style-name="T27">2.Write a program to find the height of a binary tree.</text:span></text:p>
      <text:p text:style-name="P1"><text:span text:style-name="T27">3.Implement an algorithm to check if a binary tree is balanced.</text:span></text:p>
      <text:p text:style-name="P1"><text:span text:style-name="T27">4.Write a program to perform a level-order traversal of a binary tree.</text:span></text:p>
      <text:p text:style-name="P1"><text:span text:style-name="T27">5.Implement a program to check if two trees are identical.</text:span></text:p>
      <text:p text:style-name="P1"><text:span text:style-name="T27">6.Write a program to find the lowest common ancestor in a binary tree.</text:span></text:p>
      <text:p text:style-name="P1"><text:span text:style-name="T27">7.Implement an algorithm to perform an in-order traversal without recursion.</text:span></text:p>
      <text:p text:style-name="P1"><text:span text:style-name="T28"/></text:p>
      <text:p text:style-name="P1"><text:span text:style-name="T29">Graphs:</text:span><text:span text:style-name="T30"/></text:p>
      <text:p text:style-name="P1"><text:span text:style-name="T31"/></text:p>
      <text:p text:style-name="P1"><text:span text:style-name="T32">1.Create a graph and perform basic operations (add vertex, add edge, remove vertex, remove edge).</text:span></text:p>
      <text:p text:style-name="P1"><text:span text:style-name="T32">2.Write a program to perform depth-first search (DFS) on a graph.</text:span></text:p>
      <text:p text:style-name="P1"><text:span text:style-name="T32">3.Implement a program to perform breadth-first search (BFS) on a graph.</text:span></text:p>
      <text:p text:style-name="P1"><text:span text:style-name="T33">4.Write a program to find the shortest path in a weighted graph using Dijkstra's algorithm.</text:span><text:span text:style-name="T34"/></text:p>
      <text:p text:style-name="P1"><text:span text:style-name="T35">5.Implement a program to find the connected components in an undirected graph.</text:span><text:span text:style-name="T36"/></text:p>
      <text:p text:style-name="P1"><text:span text:style-name="T37">6.Write a program to detect a cycle in a directed graph.</text:span><text:span text:style-name="T38"/></text:p>
      <text:p text:style-name="P1"><text:span text:style-name="T39">7.Implement an algorithm to check if a graph is bipartite.</text:span></text:p>
      <text:p text:style-name="P1"><text:span text:style-name="T40"/></text:p>
      <text:p text:style-name="P1"><text:span text:style-name="T41">Sorting Algorithms:</text:span><text:span text:style-name="T42"/></text:p>
      <text:p text:style-name="P1"><text:span text:style-name="T43"/></text:p>
      <text:p text:style-name="P1"><text:span text:style-name="T44">1.Implement the bubble sort algorithm.</text:span></text:p>
      <text:p text:style-name="P1"><text:span text:style-name="T44">2.Write a program to perform selection sort.</text:span></text:p>
      <text:p text:style-name="P1"><text:span text:style-name="T44">3.Implement the insertion sort algorithm.</text:span></text:p>
      <text:p text:style-name="P1"><text:span text:style-name="T44">4.Write a program to perform merge sort.</text:span></text:p>
      <text:p text:style-name="P1"><text:span text:style-name="T44">5.Implement the quicksort algorithm.</text:span></text:p>
      <text:p text:style-name="P1"><text:span text:style-name="T45">6.Write a program to perform heap sort.</text:span><text:span text:style-name="T46"/></text:p>
      <text:p text:style-name="P1"><text:span text:style-name="T47">7.Implement the counting sort algorithm.</text:span><text:span text:style-name="T48"/></text:p>
      <text:p text:style-name="P1"><text:span text:style-name="T49">8.Write a program to perform radix sort.</text:span></text:p>
      <text:p text:style-name="P1"><text:span text:style-name="T50"/></text:p>
      <text:p text:style-name="P1"><text:span text:style-name="T51">Searching Algorithms:</text:span><text:span text:style-name="T52"/></text:p>
      <text:p text:style-name="P1"><text:span text:style-name="T53"/></text:p>
      <text:p text:style-name="P1"><text:span text:style-name="T54">1.Implement a linear search algorithm.</text:span></text:p>
      <text:p text:style-name="P1"><text:span text:style-name="T54">2.Write a program to perform binary search on a sorted array.</text:span></text:p>
      <text:p text:style-name="P1"><text:span text:style-name="T54">3.Implement an algorithm to find the first and last occurrences of an element in a sorted array.</text:span><text:span text:style-name="T55"/></text:p>
      <text:p text:style-name="P1"><text:span text:style-name="T56">4.Write a program to search an element in a rotated sorted array.</text:span><text:span text:style-name="T57"/></text:p>
      <text:p text:style-name="P1"><text:span text:style-name="T58">5.Implement an interpolation search algorithm.</text:span><text:span text:style-name="T59"/></text:p>
      <text:p text:style-name="P1"><text:span text:style-name="T60">6.Write a program to perform depth-first search in a binary search tree.</text:span></text:p>
      <text:p text:style-name="P1"><text:span text:style-name="T60">7.Implement a breadth-first search in a binary search tree.</text:span></text:p>
      <text:p text:style-name="P1"><text:span text:style-name="T61"/></text:p>
      <text:p text:style-name="P1"><text:span text:style-name="T62">Hashing:</text:span></text:p>
      <text:p text:style-name="P1"><text:span text:style-name="T63"/></text:p>
      <text:p text:style-name="P1"><text:span text:style-name="T64">1.Implement a hash table with basic operations (insert, delete, search).</text:span><text:span text:style-name="T65"/></text:p>
      <text:p text:style-name="P1"><text:span text:style-name="T66">2.Write a program to find the first non-repeating character in a string using hashing.</text:span><text:span text:style-name="T67"/></text:p>
      <text:p text:style-name="P1"><text:span text:style-name="T68">3.Implement a program to detect a cycle in an undirected graph using hashing.</text:span><text:span text:style-name="T69"/></text:p>
      <text:p text:style-name="P1"><text:span text:style-name="T70">4.Write a program to find the intersection of two arrays using hashing.</text:span></text:p>
      <text:p text:style-name="P1"><text:span text:style-name="T71"/></text:p>
      <text:p text:style-name="P1"><text:span text:style-name="T72">Dynamic Programming:</text:span></text:p>
      <text:p text:style-name="P1"><text:span text:style-name="T73"/></text:p>
      <text:p text:style-name="P1"><text:span text:style-name="T74">1.Implement a program to find the nth Fibonacci number using dynamic programming.</text:span></text:p>
      <text:p text:style-name="P1"><text:span text:style-name="T74">2.Write a program to find the length of the longest increasing subsequence in an array.</text:span></text:p>
      <text:p text:style-name="P1"><text:span text:style-name="T74">3.Implement an algorithm to solve the coin change problem.</text:span></text:p>
      <text:p text:style-name="P1"><text:span text:style-name="T74">4.Write a program to find the longest common subsequence of two strings.</text:span><text:span text:style-name="T75"/></text:p>
      <text:p text:style-name="P1"><text:span text:style-name="T76">5.Implement an algorithm to find the edit distance between two strings.</text:span><text:span text:style-name="T77"/></text:p>
      <text:p text:style-name="P1"><text:span text:style-name="T78"/></text:p>
      <text:p text:style-name="P1"><text:span text:style-name="T79">Advanced Data Structures:</text:span><text:span text:style-name="T80"/></text:p>
      <text:p text:style-name="P1"><text:span text:style-name="T81"/></text:p>
      <text:p text:style-name="P1"><text:span text:style-name="T82">1.Implement a trie data structure.</text:span></text:p>
      <text:p text:style-name="P1"><text:span text:style-name="T82">2.Write a program to implement a suffix array.</text:span></text:p>
      <text:p text:style-name="P1"><text:span text:style-name="T82">3.Implement a program to construct a suffix tree.</text:span></text:p>
      <text:p text:style-name="P1"><text:span text:style-name="T82">4.Write a program to implement a segment tree for range queries.</text:span></text:p>
      <text:p text:style-name="P1"><text:span text:style-name="T82">5.Implement an algorithm to perform range updates in a segment tree.</text:span></text:p>
      <text:p text:style-name="P1"><text:span text:style-name="T83"/></text:p>
      <text:p text:style-name="P1"><text:span text:style-name="T84">Miscellaneous:</text:span><text:span text:style-name="T85"/></text:p>
      <text:p text:style-name="P1"><text:span text:style-name="T86"/></text:p>
      <text:p text:style-name="P1"><text:span text:style-name="T87">1.Write a program to reverse a sentence without reversing the words.</text:span></text:p>
      <text:p text:style-name="P1"><text:span text:style-name="T87">2.Implement a program to check if a string is a palindrome.</text:span></text:p>
      <text:p text:style-name="P1"><text:span text:style-name="T87">3.Write a program to find the majority element in an array.</text:span></text:p>
      <text:p text:style-name="P1"><text:span text:style-name="T87">4.Implement an algorithm to find the kth smallest/largest element in an array.</text:span></text:p>
      <text:p text:style-name="P1"><text:span text:style-name="T88">5.Write a program to implement a circular linked list and perform basic operations.</text:span></text:p>
      <text:p text:style-name="P1"><text:span text:style-name="T89"/></text:p>
      <text:p text:style-name="P1"><text:span text:style-name="T90">Application-based:</text:span></text:p>
      <text:p text:style-name="P1"><text:span text:style-name="T91"/></text:p>
      <text:p text:style-name="P1"><text:span text:style-name="T92">1.Implement a program to evaluate a postfix expression using a stack.</text:span></text:p>
      <text:p text:style-name="P1"><text:span text:style-name="T92">2.Write a program to implement a priority queue using a heap.</text:span></text:p>
      <text:p text:style-name="P1"><text:span text:style-name="T92">3.Implement a program to simulate a basic file system using a tree structure.</text:span></text:p>
      <text:p text:style-name="P1"><text:span text:style-name="T92">4.Write a program to find the shortest path in a maze using BFS.</text:span></text:p>
      <text:p text:style-name="P1"><text:span text:style-name="T92">5.Implement an algorithm to detect a cycle in an undirected graph using DFS.</text:span></text:p>
      <text:p text:style-name="P1"><text:span text:style-name="T93"/></text:p>
      <text:p text:style-name="P1"><text:span text:style-name="T94">Graph Algorithms:</text:span><text:span text:style-name="T95"/></text:p>
      <text:p text:style-name="P1"><text:span text:style-name="T96"/></text:p>
      <text:p text:style-name="P1"><text:span text:style-name="T97">1.Write a program to find the strongly connected components in a directed graph.</text:span></text:p>
      <text:p text:style-name="P1"><text:span text:style-name="T97">2.Implement an algorithm to find the articulation points in an undirected graph.</text:span></text:p>
      <text:p text:style-name="P1"><text:span text:style-name="T97">3.Write a program to perform topological sorting on a directed acyclic graph.</text:span></text:p>
      <text:p text:style-name="P1"><text:span text:style-name="T97">4.Implement an algorithm to find the maximum flow in a network using the Ford-Fulkerson method.</text:span></text:p>
      <text:p text:style-name="P1"><text:span text:style-name="T98"/></text:p>
      <text:p text:style-name="P1"><text:span text:style-name="T99">Trie Applications:</text:span></text:p>
      <text:p text:style-name="P1"><text:span text:style-name="T100"/></text:p>
      <text:p text:style-name="P1"><text:span text:style-name="T101">1.Write a program to implement autocomplete using a trie.</text:span></text:p>
      <text:p text:style-name="P1"><text:span text:style-name="T101">2.Implement a spell-checker using a trie.</text:span></text:p>
      <text:p text:style-name="P1"><text:span text:style-name="T101">3.Write a program to find all words in a dictionary that are anagrams of a given input word.</text:span></text:p>
      <text:p text:style-name="P1"><text:span text:style-name="T102"/></text:p>
      <text:p text:style-name="P1"><text:span text:style-name="T103">Huffman Coding:</text:span><text:span text:style-name="T104"/></text:p>
      <text:p text:style-name="P1"><text:span text:style-name="T105"/></text:p>
      <text:p text:style-name="P1"><text:span text:style-name="T106">1.Implement a program to perform Huffman coding for text compression.</text:span></text:p>
      <text:p text:style-name="P1"><text:span text:style-name="T106">2.Write a program to decode a Huffman-encoded message.</text:span></text:p>
      <text:p text:style-name="P1"><text:span text:style-name="T107"/></text:p>
      <text:p text:style-name="P1"><text:span text:style-name="T108">AVL Trees:</text:span></text:p>
      <text:p text:style-name="P1"><text:span text:style-name="T109"/></text:p>
      <text:p text:style-name="P1"><text:span text:style-name="T110">1.Implement an AVL tree and perform basic operations (insertion, deletion, search).</text:span></text:p>
      <text:p text:style-name="P1"><text:span text:style-name="T110">2.Write a program to convert a sorted array into a balanced BST.</text:span></text:p>
      <text:p text:style-name="P1"><text:span text:style-name="T111"/></text:p>
      <text:p text:style-name="P1"><text:span text:style-name="T112">B-Trees:</text:span></text:p>
      <text:p text:style-name="P1"><text:span text:style-name="T113"/></text:p>
      <text:p text:style-name="P1"><text:span text:style-name="T114">1.Implement a B-tree and perform basic operations (insertion, deletion, search).</text:span></text:p>
      <text:p text:style-name="P1"><text:span text:style-name="T114">2.Write a program to implement a B+ tree for efficient search and retrieval.</text:span></text:p>
      <text:p text:style-name="P1"><text:span text:style-name="T115"/></text:p>
      <text:p text:style-name="P1"><text:span text:style-name="T116">Spatial Data Structures:</text:span></text:p>
      <text:p text:style-name="P1"><text:span text:style-name="T117"/></text:p>
      <text:p text:style-name="P1"><text:span text:style-name="T118">1.Implement a Quadtree for spatial indexing.</text:span></text:p>
      <text:p text:style-name="P1"><text:span text:style-name="T118">2.Write a program to implement a 2D range search using a Quadtree.</text:span></text:p>
      <text:p text:style-name="P1"><text:span text:style-name="T119"/></text:p>
      <text:p text:style-name="P1"><text:span text:style-name="T120">Network Flow:</text:span></text:p>
      <text:p text:style-name="P1"><text:span text:style-name="T121"/></text:p>
      <text:p text:style-name="P1"><text:span text:style-name="T122">1.Implement an algorithm to find the maximum bipartite matching in a graph.</text:span></text:p>
      <text:p text:style-name="P1"><text:span text:style-name="T122">2.Write a program to find the minimum cut in a flow network using the Ford-Fulkerson method.</text:span></text:p>
      <text:p text:style-name="P1"><text:span text:style-name="T123"/></text:p>
      <text:p text:style-name="P1"><text:span text:style-name="T124">Geometric Algorithms:</text:span></text:p>
      <text:p text:style-name="P1"><text:span text:style-name="T125"/></text:p>
      <text:p text:style-name="P1"><text:span text:style-name="T126">1.Implement an algorithm to find the convex hull of a set of points.</text:span></text:p>
      <text:p text:style-name="P1"><text:span text:style-name="T126">2.Write a program to determine whether two rectangles overlap.</text:span></text:p>
      <text:p text:style-name="P1"><text:span text:style-name="T127"/></text:p>
      <text:p text:style-name="P1"><text:span text:style-name="T128">Interval Trees:</text:span></text:p>
      <text:p text:style-name="P1"><text:span text:style-name="T129"/></text:p>
      <text:p text:style-name="P1"><text:span text:style-name="T130">1.Implement an interval tree and perform basic operations (insertion, deletion, search).</text:span></text:p>
      <text:p text:style-name="P1"><text:span text:style-name="T130">2.Write a program to find all overlapping intervals in a set.</text:span></text:p>
      <text:p text:style-name="P1"><text:span text:style-name="T130"/></text:p>
      <text:p text:style-name="P1"><text:span text:style-name="T130"/></text:p>
      <text:p text:style-name="P1"><text:span text:style-name="T130">These exercises cover a wide range of data structure concepts and can be adapted to various 4.programming languages. Feel free to choose the ones that align with your language of choice and programming environment.</text:span></text:p>
      <text:p text:style-name="P1"><text:span text:style-name="T131"/></text:p>
      <text:p text:style-name="P1"><text:span text:style-name="T131"/></text:p>
      <text:p text:style-name="P1"><text:span text:style-name="T131"/></text:p>
      <text:p text:style-name="P1"><text:span text:style-name="T131"/></text:p>
      <text:p text:style-name="P1"><text:span text:style-name="T131"/></text:p>
      <text:p text:style-name="P1"><text:span text:style-name="T13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